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abic Transparent" svg:font-family="'Arabic Transparent'"/>
    <style:font-face style:name="HG Mincho Light J" svg:font-family="'HG Mincho Light J'"/>
    <style:font-face style:name="Tahoma" svg:font-family="Tahoma"/>
    <style:font-face style:name="Times New Roman" svg:font-family="'Times New Roman'"/>
    <style:font-face style:name="Traditional Arabic" svg:font-family="'Traditional Arabic'"/>
    <style:font-face style:name="Arial" svg:font-family="Arial" style:font-pitch="variable"/>
    <style:font-face style:name="HG Mincho Light J1" svg:font-family="'HG Mincho Light J'" style:font-pitch="variable"/>
    <style:font-face style:name="Lucidasans" svg:font-family="Lucidasans" style:font-pitch="variable"/>
    <style:font-face style:name="Tahoma1" svg:font-family="Tahoma" style:font-pitch="variable"/>
    <style:font-face style:name="Times New Roman1" svg:font-family="'Times New Roman'" style:font-family-generic="roman" style:font-pitch="variable"/>
    <style:font-face style:name="Albany" svg:font-family="Albany" style:font-family-generic="swiss" style:font-pitch="variable"/>
  </office:font-face-decls>
  <office:automatic-styles>
    <style:style style:name="P1" style:family="paragraph" style:parent-style-name="Headline_20_1" style:master-page-name=""/>
    <style:style style:name="P2" style:family="paragraph" style:parent-style-name="Absatz_20_mit_20_Initial">
      <style:paragraph-properties>
        <style:drop-cap style:lines="3"/>
      </style:paragraph-properties>
      <style:text-properties style:font-name="Times New Roman1" fo:language="pt" fo:country="BR"/>
    </style:style>
    <style:style style:name="T1" style:family="text">
      <style:text-properties fo:language="en" fo:country="U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ortuguese – <text:span text:style-name="T1">Brazilian - 55</text:span></text:h>
      <text:p text:style-name="P2">Governo está preparando um estudo sugerindo a redução da do Imposto sobre a Circulação de Mercadorias e Serviços (ICMS) que incide sobre as ligações telefônicas, que passaria dos atuais 25% para 15%. Foi o que anunciou nesta quinta-feira o presidente da Agência Nacional de Telecomunicações (Anate), Renato Guerreiro. Ele informou que a proposta deverá ser encaminhada em junho ao Conselho Nacional de Política Fazendeira. O reúne todos os secretários estaduais de Fazenda, responsáveis pela arrecadação do ICMS. Guerreiro explicou que a idéia é reduzir a de forma gradual, com cortes de 2 pontos percentuais ao ano. "Entendemos que não é possível fazer um corte drástico nas, afirmou Guerreiro. Segundo ele, os Estados não sofreriam perdas na arrecadação. O mecanismo de compensação seria a ampliação da oferta de serviços. O mesmo estudo será enviado separadamente a cada secretário estadual de Fazenda. Ele informou ainda que o ministro das Comunicações, Pimenta da Veigo, está engajado nessa proposta e deverá adotar ações políticas para que ela seja aceita pelos Estados. O corte no imposto será proposto, segundo explicou o presidente da Anate, porque a tributação sobre chamadas telefônicas no Brasil é alta em comparação com outros países. Um levantamento feito em 27 países mostrou que a maior parte tributa os serviços de telefonia em cerca de 10%. Dentre os 27 analisados, o Brasil é o que possui mais elevada. "Vamos tentar alcançar uma tributação menor", disse Guerreiro. Ele lembrou que, embora as telecomunicações sejam um bem essencial, elas figuram entre os bens que sofrem maior tributação no paí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abic Transparent" svg:font-family="'Arabic Transparent'"/>
    <style:font-face style:name="HG Mincho Light J" svg:font-family="'HG Mincho Light J'"/>
    <style:font-face style:name="Tahoma" svg:font-family="Tahoma"/>
    <style:font-face style:name="Times New Roman" svg:font-family="'Times New Roman'"/>
    <style:font-face style:name="Traditional Arabic" svg:font-family="'Traditional Arabic'"/>
    <style:font-face style:name="Arial" svg:font-family="Arial" style:font-pitch="variable"/>
    <style:font-face style:name="HG Mincho Light J1" svg:font-family="'HG Mincho Light J'" style:font-pitch="variable"/>
    <style:font-face style:name="Lucidasans" svg:font-family="Lucidasans" style:font-pitch="variable"/>
    <style:font-face style:name="Tahoma1" svg:font-family="Tahoma" style:font-pitch="variable"/>
    <style:font-face style:name="Times New Roman1" svg:font-family="'Times New Roman'" style:font-family-generic="roman" style:font-pitch="variable"/>
    <style:font-face style:name="Albany" svg:font-family="Alba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5cm" style:writing-mode="page"/>
      <style:text-properties style:use-window-font-color="true" style:font-name="Traditional Arabic" fo:font-size="12pt" fo:language="pt" fo:country="BR" style:font-name-asian="HG Mincho Light J"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1" style:font-size-asian="14pt" style:font-name-complex="Lucidasans" style:font-size-complex="14pt"/>
    </style:style>
    <style:style style:name="List" style:family="paragraph" style:parent-style-name="Text_20_body" style:class="list">
      <style:text-properties style:font-name="Times New Roman" style:font-name-asian="HG Mincho Light J" style:font-name-complex="Tahoma"/>
    </style:style>
    <style:style style:name="Caption" style:family="paragraph" style:parent-style-name="Standard" style:class="extra">
      <style:paragraph-properties fo:margin-top="0.212cm" fo:margin-bottom="0.212cm" text:number-lines="false" text:line-number="0"/>
      <style:text-properties style:font-name="Tahoma" fo:font-size="10pt" fo:font-style="italic" style:font-name-asian="HG Mincho Light J"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asian="HG Mincho Light J" style:font-name-complex="Tahoma"/>
    </style:style>
    <style:style style:name="Title" style:family="paragraph" style:parent-style-name="Standard" style:next-style-name="Text_20_body" style:class="chapter">
      <style:paragraph-properties fo:margin-top="0.423cm" fo:margin-bottom="0.212cm" fo:keep-with-next="always"/>
      <style:text-properties style:font-name="Arabic Transparent" fo:font-size="14pt" style:font-name-asian="HG Mincho Light J1"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atz_20_Normal" style:display-name="Absatz Normal" style:family="paragraph" style:parent-style-name="Standard">
      <style:paragraph-properties fo:margin-top="0.199cm" fo:margin-bottom="0.199cm" fo:text-align="justify" style:justify-single-word="false" fo:orphans="2" fo:widows="2" fo:hyphenation-ladder-count="2"/>
      <style:text-properties style:letter-kerning="true" fo:hyphenate="true" fo:hyphenation-remain-char-count="2" fo:hyphenation-push-char-count="2"/>
    </style:style>
    <style:style style:name="Absatz_20_mit_20_Initial" style:display-name="Absatz mit Initial" style:family="paragraph" style:parent-style-name="Absatz_20_Normal" style:next-style-name="Absatz_20_EInzug_20_erste_20_Zeile">
      <style:paragraph-properties>
        <style:drop-cap style:lines="3"/>
      </style:paragraph-properties>
    </style:style>
    <style:style style:name="Absatz_20_EInzug_20_erste_20_Zeile" style:display-name="Absatz EInzug erste Zeile" style:family="paragraph" style:parent-style-name="Absatz_20_Normal">
      <style:paragraph-properties fo:margin-left="0cm" fo:margin-right="0cm" fo:text-indent="0.499cm" style:auto-text-indent="false"/>
    </style:style>
    <style:style style:name="Headline" style:family="paragraph" style:parent-style-name="Standard" style:next-style-name="Standard">
      <style:paragraph-properties fo:margin-top="0.499cm" fo:margin-bottom="0.349cm" fo:keep-with-next="always"/>
      <style:text-properties style:font-name="Arial" fo:font-size="22pt" fo:text-shadow="1pt 1pt" fo:font-weight="bold"/>
    </style:style>
    <style:style style:name="Headline_20_1" style:display-name="Headline 1" style:family="paragraph" style:parent-style-name="Headline" style:next-style-name="Absatz_20_mit_20_Initial" style:default-outline-level="1">
      <style:text-properties fo:font-size="20pt" fo:language="en" fo:country="US"/>
    </style:style>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Sparc OpenOffice.org_project/680m143$Build-8986</meta:generator>
    <meta:initial-creator>Helge Delfs</meta:initial-creator>
    <meta:creation-date>2003-12-22T14:52:09</meta:creation-date>
    <dc:creator>Helge Delfs</dc:creator>
    <dc:date>2004-01-21T12:10:17</dc:date>
    <dc:language>pt-BR</dc:language>
    <meta:editing-cycles>6</meta:editing-cycles>
    <meta:editing-duration>PT6M21S</meta:editing-duration>
    <meta:user-defined meta:name="Info 1"/>
    <meta:user-defined meta:name="Info 2"/>
    <meta:user-defined meta:name="Info 3"/>
    <meta:user-defined meta:name="Info 4"/>
    <meta:document-statistic meta:table-count="0" meta:image-count="0" meta:object-count="0" meta:page-count="1" meta:paragraph-count="2" meta:word-count="259" meta:character-count="1644"/>
  </office:meta>
</office:document-meta>
</file>